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style:shadow="none"/>
      <style:text-properties fo:color="#666666" fo:font-weight="bold" officeooo:rsid="0013023f" officeooo:paragraph-rsid="0013023f"/>
    </style:style>
    <style:style style:name="P2" style:family="paragraph" style:parent-style-name="Text_20_body">
      <style:paragraph-properties fo:break-before="column" style:shadow="none"/>
      <style:text-properties fo:font-weight="normal" officeooo:rsid="0013f2a7" officeooo:paragraph-rsid="00157aba"/>
    </style:style>
    <style:style style:name="P3" style:family="paragraph" style:parent-style-name="Text_20_body">
      <style:paragraph-properties fo:break-before="column" style:shadow="none"/>
      <style:text-properties fo:font-weight="normal" officeooo:rsid="0009a3a0" officeooo:paragraph-rsid="0009a3a0"/>
    </style:style>
    <style:style style:name="P4" style:family="paragraph" style:parent-style-name="Text_20_body">
      <style:paragraph-properties fo:margin-top="0in" fo:margin-bottom="0in" loext:contextual-spacing="false" style:shadow="none"/>
      <style:text-properties fo:color="#000000" fo:font-size="13pt" fo:font-weight="bold" officeooo:rsid="0009a3a0" officeooo:paragraph-rsid="0009a3a0" style:font-size-asian="13pt" style:font-weight-asian="bold" style:font-size-complex="13pt" style:font-weight-complex="bold"/>
    </style:style>
    <style:style style:name="P5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officeooo:paragraph-rsid="0009a3a0"/>
    </style:style>
    <style:style style:name="P6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fo:font-weight="bold" officeooo:rsid="0013f2a7" officeooo:paragraph-rsid="00157aba"/>
    </style:style>
    <style:style style:name="P7" style:family="paragraph" style:parent-style-name="Text_20_body">
      <style:paragraph-properties fo:margin-left="0in" fo:margin-right="0in" fo:text-indent="0in" style:auto-text-indent="false" style:shadow="none"/>
      <style:text-properties officeooo:paragraph-rsid="0017273a"/>
    </style:style>
    <style:style style:name="P8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fo:font-weight="normal" officeooo:paragraph-rsid="0009a3a0"/>
    </style:style>
    <style:style style:name="P9" style:family="paragraph" style:parent-style-name="Text_20_body">
      <style:paragraph-properties fo:margin-top="0.0398in" fo:margin-bottom="0.0398in" loext:contextual-spacing="false" style:shadow="none"/>
      <style:text-properties fo:font-weight="normal" officeooo:rsid="0013f2a7" officeooo:paragraph-rsid="000aae88"/>
    </style:style>
    <style:style style:name="P10" style:family="paragraph" style:parent-style-name="Text_20_body" style:list-style-name="L1">
      <style:paragraph-properties fo:margin-top="0in" fo:margin-bottom="0in" loext:contextual-spacing="false" style:shadow="none"/>
      <style:text-properties fo:color="#000000" fo:font-size="13pt" fo:font-weight="normal" officeooo:rsid="0009a3a0" officeooo:paragraph-rsid="0009a3a0" style:font-size-asian="13pt" style:font-weight-asian="normal" style:font-size-complex="13pt" style:font-weight-complex="normal"/>
    </style:style>
    <style:style style:name="P11" style:family="paragraph" style:parent-style-name="Text_20_body" style:list-style-name="L1">
      <style:paragraph-properties fo:margin-top="0in" fo:margin-bottom="0in" loext:contextual-spacing="false" style:shadow="none"/>
      <style:text-properties fo:color="#000000" fo:font-size="13pt" fo:font-weight="normal" officeooo:rsid="000dc0be" officeooo:paragraph-rsid="000dc0be" style:font-size-asian="13pt" style:font-weight-asian="normal" style:font-size-complex="13pt" style:font-weight-complex="normal"/>
    </style:style>
    <style:style style:name="P12" style:family="paragraph" style:parent-style-name="Text_20_body">
      <style:paragraph-properties fo:margin-top="0in" fo:margin-bottom="0in" loext:contextual-spacing="false" style:shadow="none"/>
      <style:text-properties fo:color="#000000" fo:font-size="13pt" fo:font-weight="bold" officeooo:rsid="000fbcd9" officeooo:paragraph-rsid="000fbcd9" style:font-size-asian="13pt" style:font-weight-asian="bold" style:font-size-complex="13pt" style:font-weight-complex="bold"/>
    </style:style>
    <style:style style:name="P13" style:family="paragraph" style:parent-style-name="Text_20_body" style:list-style-name="L3">
      <style:paragraph-properties fo:margin-top="0in" fo:margin-bottom="0in" loext:contextual-spacing="false" style:shadow="none"/>
      <style:text-properties fo:color="#000000" fo:font-size="13pt" fo:font-weight="bold" officeooo:rsid="000fbcd9" officeooo:paragraph-rsid="000fbcd9" style:font-size-asian="13pt" style:font-weight-asian="bold" style:font-size-complex="13pt" style:font-weight-complex="bold"/>
    </style:style>
    <style:style style:name="P14" style:family="paragraph" style:parent-style-name="Text_20_body" style:list-style-name="L3">
      <style:paragraph-properties fo:margin-top="0in" fo:margin-bottom="0in" loext:contextual-spacing="false" style:shadow="none"/>
      <style:text-properties fo:color="#000000" fo:font-size="13pt" fo:font-weight="bold" officeooo:rsid="00102fa0" officeooo:paragraph-rsid="00102fa0" style:font-size-asian="13pt" style:font-weight-asian="bold" style:font-size-complex="13pt" style:font-weight-complex="bold"/>
    </style:style>
    <style:style style:name="P15" style:family="paragraph" style:parent-style-name="Text_20_body" style:list-style-name="L2">
      <style:paragraph-properties fo:margin-top="0in" fo:margin-bottom="0in" loext:contextual-spacing="false" style:shadow="none"/>
      <style:text-properties officeooo:rsid="0013f2a7" officeooo:paragraph-rsid="0013f2a7"/>
    </style:style>
    <style:style style:name="P16" style:family="paragraph" style:parent-style-name="Text_20_body" style:list-style-name="L2">
      <style:paragraph-properties fo:margin-top="0in" fo:margin-bottom="0in" loext:contextual-spacing="false" style:shadow="none"/>
      <style:text-properties fo:font-weight="normal" officeooo:rsid="0013f2a7" officeooo:paragraph-rsid="00157aba"/>
    </style:style>
    <style:style style:name="P17" style:family="paragraph" style:parent-style-name="Text_20_body" style:list-style-name="L2">
      <style:paragraph-properties fo:margin-top="0in" fo:margin-bottom="0in" loext:contextual-spacing="false" style:shadow="none"/>
      <style:text-properties fo:font-weight="normal" officeooo:rsid="0013f2a7" officeooo:paragraph-rsid="000aae88"/>
    </style:style>
    <style:style style:name="P18" style:family="paragraph" style:parent-style-name="Text_20_body">
      <style:paragraph-properties style:shadow="none"/>
      <style:text-properties fo:color="#666666" fo:font-weight="bold" officeooo:rsid="0013023f" officeooo:paragraph-rsid="0013023f"/>
    </style:style>
    <style:style style:name="P19" style:family="paragraph" style:parent-style-name="Heading_20_1">
      <style:paragraph-properties style:shadow="none"/>
      <style:text-properties officeooo:rsid="0009a3a0" officeooo:paragraph-rsid="0009a3a0"/>
    </style:style>
    <style:style style:name="P20" style:family="paragraph" style:parent-style-name="Heading_20_3">
      <style:paragraph-properties fo:break-before="column" fo:padding="0.0201in" fo:border-left="none" fo:border-right="none" fo:border-top="0.06pt solid #000000" fo:border-bottom="0.06pt solid #000000" style:shadow="none"/>
    </style:style>
    <style:style style:name="P21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officeooo:rsid="0020bee8" officeooo:paragraph-rsid="0020bee8"/>
    </style:style>
    <style:style style:name="T1" style:family="text">
      <style:text-properties fo:font-weight="normal" officeooo:rsid="0013f2a7"/>
    </style:style>
    <style:style style:name="T2" style:family="text">
      <style:text-properties fo:font-weight="normal" officeooo:rsid="0009a3a0" style:font-weight-asian="normal" style:font-weight-complex="normal"/>
    </style:style>
    <style:style style:name="T3" style:family="text">
      <style:text-properties fo:font-weight="normal" officeooo:rsid="0009a3a0"/>
    </style:style>
    <style:style style:name="T4" style:family="text">
      <style:text-properties fo:font-weight="bold" officeooo:rsid="0013f2a7"/>
    </style:style>
    <style:style style:name="T5" style:family="text">
      <style:text-properties fo:font-weight="bold" officeooo:rsid="0009a3a0"/>
    </style:style>
    <style:style style:name="T6" style:family="text">
      <style:text-properties fo:font-weight="bold" officeooo:rsid="000aae88" style:font-weight-asian="bold" style:font-weight-complex="bold"/>
    </style:style>
    <style:style style:name="T7" style:family="text">
      <style:text-properties officeooo:rsid="0009a3a0"/>
    </style:style>
    <style:style style:name="T8" style:family="text">
      <style:text-properties officeooo:rsid="000aae88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>
          <style:column style:rel-width="4342*" fo:start-indent="0in" fo:end-indent="0in"/>
          <style:column style:rel-width="2174*" fo:start-indent="0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Calvin Choe</text:h>
      <text:p text:style-name="P1"><text:span text:style-name="T7">1869 Beech St</text:span><text:line-break/><text:span text:style-name="T7">Knoxvile, TN 37920</text:span></text:p>
      <text:p text:style-name="P1"><text:span text:style-name="T7">(901) 212-9826</text:span><text:line-break/><text:span text:style-name="T7">calvinchoe1@gmail.com</text:span><text:line-break/></text:p>
      <text:p text:style-name="P1"/>
      <text:p text:style-name="P4">__________________</text:p>
      <text:p text:style-name="P4">Skills:</text:p>
      <text:p text:style-name="P4"/>
      <text:list xml:id="list3829489126" text:style-name="L1">
        <text:list-item>
          <text:p text:style-name="P10">PHP </text:p>
        </text:list-item>
        <text:list-item>
          <text:p text:style-name="P10">Drupal </text:p>
        </text:list-item>
        <text:list-item>
          <text:p text:style-name="P10">Laravel </text:p>
        </text:list-item>
        <text:list-item>
          <text:p text:style-name="P11">MySQL/MariaDB</text:p>
        </text:list-item>
        <text:list-item>
          <text:p text:style-name="P10">Javascript/Vue.js </text:p>
        </text:list-item>
        <text:list-item>
          <text:p text:style-name="P10">HTML/CSS </text:p>
        </text:list-item>
        <text:list-item>
          <text:p text:style-name="P10">Python </text:p>
        </text:list-item>
        <text:list-item>
          <text:p text:style-name="P10">UI/UX design </text:p>
        </text:list-item>
        <text:list-item>
          <text:p text:style-name="P10">Accessibility</text:p>
          <text:p text:style-name="P10"/>
        </text:list-item>
      </text:list>
      <text:p text:style-name="P12">Platforms:</text:p>
      <text:list xml:id="list1237180121" text:style-name="L3">
        <text:list-item>
          <text:p text:style-name="P13">Digital Ocean</text:p>
        </text:list-item>
        <text:list-item>
          <text:p text:style-name="P13">AWS</text:p>
        </text:list-item>
        <text:list-item>
          <text:p text:style-name="P14">Pantheon Web <text:line-break/>Hosting</text:p>
        </text:list-item>
      </text:list>
      <text:p text:style-name="P12"/>
      <text:h text:style-name="P20" text:outline-level="3">Education</text:h>
      <text:p text:style-name="P7"><text:span text:style-name="T5">Corporate Finance &amp; Accounting</text:span><text:span text:style-name="T4"><text:line-break/></text:span><text:span text:style-name="T2">University of TN, Knoxville</text:span><text:span text:style-name="T1">, </text:span><text:span text:style-name="T3">Dec 2017</text:span></text:p>
      <text:h text:style-name="P21" text:outline-level="3">Experience</text:h>
      <text:section text:style-name="Sect1" text:name="Section1">
        <text:p text:style-name="P6"><text:span text:style-name="T7">Senior Web Developer</text:span><text:line-break/><text:span text:style-name="T3">The Beef Jerky Experience, Inc.</text:span></text:p>
        <text:p text:style-name="P3">Sept 2019 - Present</text:p>
      </text:section>
      <text:list xml:id="list1221783901" text:style-name="L2">
        <text:list-item>
          <text:p text:style-name="P15">Ordering system to allow franchisees to purchase product from vendors <text:span text:style-name="T7">and p</text:span>urchase order system to assist in receiving shipments and correctly updating inventory</text:p>
        </text:list-item>
        <text:list-item>
          <text:p text:style-name="P15">Financial analysis tool that extracts franchisee data from the POS company's REST API to allow anonymous benchmarking</text:p>
        </text:list-item>
        <text:list-item>
          <text:p text:style-name="P15">Various enhancements to the base e-commerce bundle--BJE gift card payments, specialized built-in promotions, donations, and more.</text:p>
        </text:list-item>
        <text:list-item>
          <text:p text:style-name="P15">Changes to improve WCAG compliance for accessibility</text:p>
        </text:list-item>
        <text:list-item>
          <text:p text:style-name="P15">Extract technical requirements from general business requirements</text:p>
        </text:list-item>
      </text:list>
      <text:section text:style-name="Sect1" text:name="Section2">
        <text:p text:style-name="P6"><text:span text:style-name="T7">Back-end Developer<text:line-break/></text:span><text:span text:style-name="T3">Charles Tombras Advertising</text:span></text:p>
        <text:p text:style-name="P2"><text:span text:style-name="T7">Nov 2018</text:span> – <text:span text:style-name="T7">Aug 2019</text:span> </text:p>
      </text:section>
      <text:list xml:id="list145549080707159" text:continue-numbering="true" text:style-name="L2">
        <text:list-item>
          <text:p text:style-name="P16"><text:s/>Worked with applications for clients such as Boston Market, Hargray Communications, Lodge Cast Iron, and Farm Bureau Insurance of TN</text:p>
        </text:list-item>
        <text:list-item>
          <text:p text:style-name="P16">Maintained existing web applications written in Joomla, Wordpress, and Drupal</text:p>
        </text:list-item>
        <text:list-item>
          <text:p text:style-name="P16">Assisted in ADA compliance measures for clients</text:p>
        </text:list-item>
        <text:list-item>
          <text:p text:style-name="P16">Coordinated across and within functional teams to ship new features</text:p>
        </text:list-item>
        <text:list-item>
          <text:p text:style-name="P16">Wrote REST API<text:span text:style-name="T7">s</text:span> to expose relevant data for integration with other applications</text:p>
        </text:list-item>
      </text:list>
      <text:p text:style-name="P9"><text:s text:c="2"/><text:span text:style-name="T6">Web Developer/IT Specialist</text:span><text:span text:style-name="T5"><text:tab/><text:tab/><text:tab/> <text:s/></text:span><text:span text:style-name="T7">Nov 2018</text:span> – <text:span text:style-name="T7">Aug 2019</text:span> <text:span text:style-name="T5"><text:line-break/> <text:s/></text:span><text:span text:style-name="T8"><text:s/>The Beef Jerky Outlet, Inc.</text:span></text:p>
      <text:list xml:id="list145548404654182" text:continue-numbering="true" text:style-name="L2">
        <text:list-item>
          <text:p text:style-name="P17"><text:s/>Maintain existing Drupal e-commerce website for 80+ storefronts including bug fixing and additional PHP development</text:p>
        </text:list-item>
        <text:list-item>
          <text:p text:style-name="P17">Translate general ideas and suggestions into usable software</text:p>
        </text:list-item>
        <text:list-item>
          <text:p text:style-name="P17">Manage and administrate suite of enterprise services used for e-commerce and normal retail business including Office 365, Microsoft Sharepoint, and other SaaS-related services</text:p>
        </text:list-item>
        <text:list-item>
          <text:p text:style-name="P17">Assist franchisees in learning and using software</text:p>
        </text:list-item>
      </text:list>
      <text:section text:style-name="Sect2" text:name="Section3">
        <text:p text:style-name="P5"/>
      </text:section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1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1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>
          <style:column style:rel-width="3456*" fo:start-indent="0in" fo:end-indent="0in"/>
          <style:column style:rel-width="651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12:39:09.647666598</meta:creation-date>
    <meta:editing-duration>PT2H3M28S</meta:editing-duration>
    <meta:editing-cycles>8</meta:editing-cycles>
    <meta:generator>LibreOffice/6.1.5.2$Linux_X86_64 LibreOffice_project/10$Build-2</meta:generator>
    <dc:title>Resume</dc:title>
    <dc:date>2020-04-11T14:55:47.522629766</dc:date>
    <meta:document-statistic meta:table-count="0" meta:image-count="0" meta:object-count="0" meta:page-count="1" meta:paragraph-count="41" meta:word-count="285" meta:character-count="1907" meta:non-whitespace-character-count="1666"/>
    <meta:template xlink:type="simple" xlink:actuate="onRequest" xlink:title="Resume" xlink:href="../../../../../usr/lib/libreoffice/share/template/common/personal/Resume1page.ott" meta:date="2020-04-11T12:39:09.391193759"/>
  </office:meta>
</office:document-meta>
</file>